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Impact" svg:font-family="Impact"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7pt" style:font-size-asian="7pt"/>
    </style:style>
    <style:style style:name="P3" style:family="paragraph" style:parent-style-name="Standard">
      <style:text-properties style:font-name="Times New Roman" fo:font-size="7pt" style:text-underline-style="solid" style:text-underline-width="auto" style:text-underline-color="font-color" fo:font-weight="bold" style:font-size-asian="7pt" style:font-weight-asian="bold"/>
    </style:style>
    <style:style style:name="P4" style:family="paragraph" style:parent-style-name="Standard">
      <style:text-properties style:font-name="Times New Roman" fo:font-size="7pt" fo:font-style="italic" style:font-size-asian="7pt" style:font-style-asian="italic"/>
    </style:style>
    <style:style style:name="P5" style:family="paragraph" style:parent-style-name="Standard">
      <style:text-properties style:font-name="Times New Roman" fo:font-size="8pt" style:font-size-asian="8pt"/>
    </style:style>
    <style:style style:name="P6" style:family="paragraph" style:parent-style-name="Standard">
      <style:text-properties style:font-name="Times New Roman" fo:font-size="8pt" style:text-underline-style="solid" style:text-underline-width="auto" style:text-underline-color="font-color" fo:font-weight="bold" style:font-size-asian="8pt" style:font-weight-asian="bold"/>
    </style:style>
    <style:style style:name="P7" style:family="paragraph" style:parent-style-name="Standard">
      <style:text-properties style:font-name="Times New Roman" fo:font-size="8pt" fo:font-style="italic" style:font-size-asian="8pt" style:font-style-asian="italic"/>
    </style:style>
    <style:style style:name="P8" style:family="paragraph" style:parent-style-name="Standard">
      <style:text-properties style:font-name="Times New Roman" fo:font-size="8pt" fo:font-weight="bold" style:font-size-asian="8pt" style:font-weight-asian="bold"/>
    </style:style>
    <style:style style:name="P9" style:family="paragraph" style:parent-style-name="Standard">
      <style:text-properties style:font-name="Times New Roman" fo:font-size="9pt" style:font-size-asian="9pt"/>
    </style:style>
    <style:style style:name="P10" style:family="paragraph" style:parent-style-name="Standard">
      <style:paragraph-properties fo:break-before="page"/>
      <style:text-properties style:font-name="Times New Roman" fo:font-size="20pt" style:text-underline-style="solid" style:text-underline-width="auto" style:text-underline-color="font-color" fo:font-weight="bold" style:font-size-asian="20pt" style:font-weight-asian="bold"/>
    </style:style>
    <style:style style:name="P11" style:family="paragraph" style:parent-style-name="Standard" style:master-page-name="Standard">
      <style:paragraph-properties style:page-number="auto"/>
      <style:text-properties style:font-name="Times New Roman" fo:font-size="20pt" style:text-underline-style="solid" style:text-underline-width="auto" style:text-underline-color="font-color" fo:font-weight="bold" style:font-size-asian="20pt" style:font-weight-asian="bold"/>
    </style:style>
    <style:style style:name="P12" style:family="paragraph" style:parent-style-name="Footer">
      <style:text-properties style:font-name="Lucida Handwriting" fo:font-size="16pt" style:font-size-asian="16pt"/>
    </style:style>
    <style:style style:name="T1" style:family="text">
      <style:text-properties style:font-name="Times New Roman"/>
    </style:style>
    <style:style style:name="T2" style:family="text">
      <style:text-properties style:font-name="Times New Roman" fo:font-size="7pt" style:text-underline-style="solid" style:text-underline-width="auto" style:text-underline-color="font-color" style:font-size-asian="7pt"/>
    </style:style>
    <style:style style:name="T3" style:family="text">
      <style:text-properties style:font-name="Times New Roman" fo:font-size="7pt" style:font-size-asian="7pt"/>
    </style:style>
    <style:style style:name="T4" style:family="text">
      <style:text-properties style:font-name="Times New Roman" fo:font-size="8pt" style:text-underline-style="solid" style:text-underline-width="auto" style:text-underline-color="font-color" style:font-size-asian="8pt"/>
    </style:style>
    <style:style style:name="T5" style:family="text">
      <style:text-properties style:font-name="Times New Roman" fo:font-size="8pt" style:font-size-asian="8pt"/>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font-size="9pt" style:font-size-asian="9pt"/>
    </style:style>
    <style:style style:name="T8" style:family="text">
      <style:text-properties style:font-name="Times New Roman" fo:font-size="9pt" style:text-underline-style="solid" style:text-underline-width="auto" style:text-underline-color="font-color" style:font-size-asian="9pt"/>
    </style:style>
    <style:style style:name="T9" style:family="text">
      <style:text-properties style:font-name="Impact" fo:font-size="28pt" style:font-size-asian="28pt"/>
    </style:style>
    <style:style style:name="T10" style:family="text">
      <style:text-properties style:font-name="Impact" fo:font-size="28pt" style:text-underline-style="solid" style:text-underline-width="auto" style:text-underline-color="font-color" style:font-size-asian="2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Snoelkuh</text:p>
      <text:p text:style-name="P2">Hooligan van FC Noppuhjagers, vooral fan van Sjaak 'De Blinde'.</text:p>
      <text:p text:style-name="P2">Attribuut: Een (afgesloten) pot met hierin twee gehaktballen met water</text:p>
      <text:p text:style-name="P2">Zonnebril op</text:p>
      <text:p text:style-name="P2">Roekeloos en onbezonnen</text:p>
      <text:p text:style-name="P2">Vrouw van Frickckuh</text:p>
      <text:p text:style-name="P2">Je hebt een bierbuik</text:p>
      <text:p text:style-name="P2"/>
      <text:p text:style-name="P3">Lied Noppuhjagers</text:p>
      <text:p text:style-name="P4">We zijn de FC Noppuhjagers</text:p>
      <text:p text:style-name="P4">Onze spitsen zijn straaljagers</text:p>
      <text:p text:style-name="P4">onze keeper</text:p>
      <text:p text:style-name="P4">schiet veel dieper</text:p>
      <text:p text:style-name="P4">dan die van KLOMP</text:p>
      <text:p text:style-name="P4">die geven we een stomp</text:p>
      <text:p text:style-name="P4">en doen we lomp</text:p>
      <text:p text:style-name="P4">Kut-KLOMP</text:p>
      <text:p text:style-name="P2">Kleur Noppuhjagers: Gebroken wit</text:p>
      <text:p text:style-name="P2"/>
      <text:p text:style-name="P3">Ballenlied Noppuhjagers</text:p>
      <text:p text:style-name="P4">We hebben Sjonnies ballen</text:p>
      <text:p text:style-name="P4">twee stuks, wat zijn ze klein</text:p>
      <text:p text:style-name="P4">Hoe zou dat nu toch voelen</text:p>
      <text:p text:style-name="P4">om castraat'baller te zijn?</text:p>
      <text:p text:style-name="P4">Sjon is bij KLOMP gegaan</text:p>
      <text:p text:style-name="P4">amper nog een man</text:p>
      <text:p text:style-name="P4">maar ach die KLOMP-uhnaren</text:p>
      <text:p text:style-name="P4">kunnen er toch niks van</text:p>
      <text:p text:style-name="P2"/>
      <text:p text:style-name="P2">Doordat jij en je vrouw onder de wedstrijd van vandaag jullie stoere zonnebrillen ophadden -dit om niet door de politie herkend te worden bij het, in blinde supporterswoede, in elkaar schoppen van onkruid- , heb jij zonder een verblinding door de lichtflits, kunnen zien wat er met Gullip in tijd van de moord gebeurde. Je zag hem opgetild worden door een witte 'tractor beam' tot 10 meter hoogte en toen verdween deze straal, waardoor Gullip 10 meter omlaag viel op zijn nek. Dat jij dit gezien hebt, wil niet zeggen dat jij de waarheid gaat vertellen. Nee, je richt de verdenking -bijna automatisch en/of een reflex, net als Frickckuh- gewoon toch op de KLOMP-uhnaren: op het moment van de moord -in de zes en een halfde minuut- was de stand 17-16 in voordeel van jouw club: FC Noppuhjagers. Wat reden genoeg zou zijn voor een laag-bij-de-grondse VLEESHOMP-uhnaar om laaghartig de wedstrijd te laten staken door hun eigen spits Gullip om te brengen. Je doet natuurlijk alsof je niet weet hoe KLOMP dit gedaan kan hebben, maar je zegt dat het bewijs voor hun betrokkenheid is, dat de kleur van de lichtflits wit is, wat de kleur van KLOMP is. Maar je 'begrijpt' wel dat ze hun eigen spits omgebracht hadden, in plaats van een FC Noppuhjager: ze hadden gewoon de langzaamste gepakt.</text:p>
      <text:p text:style-name="Standard"><text:span text:style-name="T2">Sjon, de keeper van KLOMP</text:span><text:span text:style-name="T3">: Hij is de keeper van de slechtste club van de hele kosmos en universum bij elkaar, maar jij hebt hem een flinke streek gelapt: tijdens carnaval anderhalf jaar geleden, probeerde dokter Oes je te versieren. En dokter Oes had flink gedronken en daar wordt hij altijd heel erg loslippig van. Maar je wees hem niet af, omdat je het leuker vind om verhalen uit hem te trekken. Dokter Oes heeft voor jouw zijn doktersgeheim geschonden, door allerlei ranzinge dingen te vertellen over patienten, maar het interessantste was het verhaal over Sjon: Dokter Oes heeft Sjon -ergens voor de pubertijd natuurlijk- gecastreerd en zijn verwijderde testikels in een potje op sterker water mee naar huis gegeven (dit is niet de normale procedure: normaal willen voetballers hun testikels na een operatie niet eens zien en toen zette dokter Oes Sjons ballen op sterk water en dan neemt die Sjon het potje ook nog mee!). Een jaar geleden heb je toen bij Sjon ingebroken door door het -altijd geopende- toiletruitje te klimmen en toen heb je niets meegenomen, behalve de pot met Sjons op-sterk-water-staande ballen. Sindsdien neem je de pot met ballen altijd mee naar wedstrijden en zingen je samen met Frickckuh liederen over Sjons testikels, om zo de keeper van KLOMP uit zijn concentratie te halen</text:span></text:p>
      <text:p text:style-name="Standard"><text:span text:style-name="T2">Frickckuh, supporter van FC Noppuhjagers</text:span><text:span text:style-name="T3">: Toen jij een jaar geleden de ballen van Sjon gestolen had, liet jij ze zo snel mogelijk zien aan je mede-supporter Frickckuh. Hij vond dat je een stoere actie gedaan hebt en de avond dat je hem je trofee liet zien, hebben jullie dit gevierd met een fles Graanjenever en een videoband van de wedstrijd FC Noppuhjagers-Manchester United (6-0 voor de FC Noppuhjagers!) en hebben jullie het ballenlied geschreven. Die avond was Frickckuh erg trots op jou en hij zat lallend maar te herhalen hoe stoer je was en hoe hij altijd gevriesdroogde groenten welde. Jij voelde je ook aangetrokken door hem en een half jaar geleden zijn jullie getrouwd. </text:span></text:p>
      <text:p text:style-name="Standard"><text:span text:style-name="T2">Sjaak 'de Blinde', superduperspits van FC Noppuhjagers</text:span><text:span text:style-name="T3">: jij en Frickckuh -als trouwe supporters- zien het als jullie plicht om Sjaak mentaal te motiveren: niet alleen onder de wedstrijd, maar ook ervoor en erna. Jullie hebben hem een paar keer aangesproken, zijn samen naar cafe's gegaan en er ontstond een vriendschap tussen jullie drie. Sjaak heeft een prive-fitnessruimte en daar heeft hij jullie een keer naar toe genomen om samen te trainen voor de gezelligheid. Het is nu zo ver, dat jullie een sleutel hebben van zijn fitness ruimte om zelf op jullie eigen tijden te kunnen trainen. Hij is echter extreem bijziend, zodat hij het niet eens zou merken als je Sjaaks goudvis zou vervangen door een citroenhaai.</text:span></text:p>
      <text:p text:style-name="Standard"><text:span text:style-name="T2">Spuck, de scheidsrechter</text:span><text:span text:style-name="T3">: Zij is een partijdige scheidsrechter in het voordeel van KLOMP. Eergisteren, samen met Frickckuh, hebben jullie haar een mooie streek geleverd: toen ze door het bos liep, heb je haar het een zaklamp verblind (zodat ze jullie nooit heeft kunnen zien), toen haar mond afgeplakt en haar in een dikke, ondoorzichtige zak gestopt. In uiterste stilte (anders had ze jullie aan jullie stemmen kunnen herkennen) hebben jullie haar in een auto geladen en haar meegenomen naar de prive-fitnessruimte van Sjaak, waar Sjaak zelf niet was, omdat hij de eendjes wilde gaan voeren. Daar hangt een grote 'schopzak': een soort boksbal, maar dan groter en dikker, zodat je er zo vaak en hard tegen aan kunt schoppen als je wilt. Deze schopzak is gevuld met een binnenzak met zand, die jullie eruit hebben gehaald en vervangen door de zak met hierin Spuck. Toen zijn jullie weggegaan voordat Sjaak terugkwam. Jullie hadden wel willen trainen, maar dan zou Spuck Sjaak aan zijn stem herkennen op het moment dat hij slap begint te ouwehoeren, dus was het noodzakelijk dat Sjaak alleen trainde. Sjaak zou waarschijnlijk niet meewerken met jullie plan als hij alles van te voren wist, maar waarschijnlijk heeft Spuck echt een flink pak schoppen gehad, voordat jullie 's avonds laat de zak met Spuck omruilde voor de zak met zand. Toen hebben jullie samen om precies middernacht de -nog dichtgebonden- zak op de middenstip van het voetbalveld gelegt. Toen kreeg Frickckuh het idee om voor het effect de stadionlampen aan te doen. Dat deden jullie en zijn toen snel weggegaan. Jullie lieten Spuck achter op de middenstip, omdat ze door iemand anders gevonden moest worden voor de wedstrijd van vandaag en op een voetbalveld lig je wel in het zicht.</text:span></text:p>
      <text:p text:style-name="P10">2. Frickckuh</text:p>
      <text:p text:style-name="P2">Hooligan van FC Noppuhjagers, vooral fan van Sjaak 'De Blinde'.</text:p>
      <text:p text:style-name="P2">Zonnebril op</text:p>
      <text:p text:style-name="P2">Roekeloos en onbezonnen</text:p>
      <text:p text:style-name="P2">Man van Snoelkuh</text:p>
      <text:p text:style-name="P2">Attribuut: je hebt een pet op</text:p>
      <text:p text:style-name="P2"/>
      <text:p text:style-name="P3">Lied Noppuhjagers</text:p>
      <text:p text:style-name="P4">We zijn de FC Noppuhjagers</text:p>
      <text:p text:style-name="P4">Onze spitsen zijn straaljagers</text:p>
      <text:p text:style-name="P4">onze keeper</text:p>
      <text:p text:style-name="P4">schiet veel dieper</text:p>
      <text:p text:style-name="P4">dan die van KLOMP</text:p>
      <text:p text:style-name="P4">die geven we een stomp</text:p>
      <text:p text:style-name="P4">en doen we lomp</text:p>
      <text:p text:style-name="P4">Kut-KLOMP</text:p>
      <text:p text:style-name="P2">Kleur Noppuhjagers: Gebroken wit</text:p>
      <text:p text:style-name="P2"/>
      <text:p text:style-name="P3">Ballenlied Noppuhjagers</text:p>
      <text:p text:style-name="P4">We hebben Sjonnies ballen</text:p>
      <text:p text:style-name="P4">twee stuks, wat zijn ze klein</text:p>
      <text:p text:style-name="P4">Hoe zou dat nu toch voelen</text:p>
      <text:p text:style-name="P4">om castraat'baller te zijn?</text:p>
      <text:p text:style-name="P4">Sjon is bij KLOMP gegaan</text:p>
      <text:p text:style-name="P4">amper nog een man</text:p>
      <text:p text:style-name="P4">maar ach die KLOMP-uhnaren</text:p>
      <text:p text:style-name="P4">kunnen er toch niks van</text:p>
      <text:p text:style-name="P2"/>
      <text:p text:style-name="P2">Geflikt: KLOMP verdenken van moord, Sjaak Spuck in elkaar laten schoppen</text:p>
      <text:p text:style-name="P2"/>
      <text:p text:style-name="P2">Doordat jij en je vrouw onder de wedstrijd van vandaag je zonnebril ophad -dit om niet door de politie herkend te worden bij het, in blinde supporterswoede, in elkaar schoppen van onkruid- , heb jij zonder een verblinding door de lichtflits, kunnen zien wat er met Gullip in tijd van de moord gebeurde. Je zag hem opgetild worden door een witte 'tractor beam' tot 10 meter hoogte en toen verdween deze straal, waardoor Gullip 10 meter omlaag viel op zijn nek. Dat jij dit gezien hebt, wil niet zeggen dat jij de waarheid gaat vertellen. Nee, je richt de verdenking gewoon -bijna automatisch en/of als reflex, net als Snoelkuh- toch op de KLOMP-uhnaren: op het moment van de moord -in de zes en een halfde minuut- was de stand 17-16 in voordeel van jouw club: FC Noppuhjagers. Wat reden genoeg zou zijn voor een laag-bij-de-grondse VLEESHOMP-uhnaar om laaghartig de wedstrijd te laten staken door hun eigen spits Gullip om te brengen. Je doet natuurlijk alsof je niet weet hoe KLOMP dit gedaan kan hebben, maar je zegt dat het bewijs voor hun betrokkenheid is, dat de kleur van de lichtflits wit is, wat de kleur van KLOMP is. Maar je 'begrijpt' wel dat ze hun eigen spits omgebracht hadden, in plaats van een FC Noppuhjager: ze hadden gewoon de zwakste gepakt.</text:p>
      <text:p text:style-name="Standard"><text:span text:style-name="T2">Snoelkuh, supporter van FC Noppuhjagers</text:span><text:span text:style-name="T3">: Een jaar geleden kwam ze eens bij langs om trots een trofee te laten zien: ze heeft de ballen van Sjon, de keeper van KLOMP, gestolen! Jij vond dat ze een stoere actie gedaan had en de avond dat ze jou haar trofee liet zien, hebben jullie dit gevierd met een fles Graanjenever en een videoband van de wedstrijd FC Noppuhjagers-Manchester United (6-0 voor de FC Noppuhjagers!) en hebben jullie het ballenlied geschreven. Sindsdien neemt ze de pot met ballen altijd mee naar wedstrijden en zingen jullie samen jullie liederen, om zo de keeper van KLOMP uit zijn concentratie te halen.</text:span></text:p>
      <text:p text:style-name="P2">Die avond was je erg trots op haar en vanaf dat moment was je verliefd op haar. Zij voelde zich ook tot jou aangetrokken en een half jaar geleden zijn jullie getrouwd. </text:p>
      <text:p text:style-name="Standard"><text:span text:style-name="T2">Sjaak 'de Blinde', superduperspits van FC Noppuhjagers</text:span><text:span text:style-name="T3">: jij en Snoelkuh -als trouwe supporters- zien het als jullie plicht om Sjaak mentaal te motiveren: niet alleen onder de wedstrijd, maar ook ervoor en erna. Jullie hebben hem een paar keer aangesproken, zijn samen naar cafe's gegaan en er ontstond een vriendschap tussen jullie drie. Sjaak heeft een prive-fitnessruimte en daar heeft hij jullie een keer naar toe genomen om samen te trainen voor de gezelligheid. Het is nu zo ver, dat jullie een sleutel hebben van zijn fitness ruimte om zelf op jullie eigen tijden te kunnen trainen. Hij is echter extreem bijziend, zodat hij het niet eens zou merken als je Sjaaks goudvis zou vervangen door een citroenhaai.</text:span></text:p>
      <text:p text:style-name="Standard"><text:span text:style-name="T2">Spuck, de scheidsrechter</text:span><text:span text:style-name="T3">: Zij is een partijdige scheidsrechter in het voordeel van KLOMP. Eergisteren, samen met Snoelkuh, hebben jullie haar een mooie streek geleverd: toen ze door het bos liep, heb je haar het een zaklamp verblind (zodat ze jullie nooit heeft kunnen zien), toen haar mond afgeplakt en haar in een dikke, ondoorzichtige zak gestopt. In uiterste stilte (anders had ze jullie aan jullie stemmen kunnen herkennen) hebben jullie haar in een auto geladen en haar meegenomen naar de prive-fitnessruimte van Sjaak, waar Sjaak zelf niet was, omdat hij de eendjes wilde gaan voeren. Daar hangt een grote 'schopzak': een soort boksbal, maar dan groter en dikker, zodat je er zo vaak en hard tegen aan kunt schoppen als je wilt. Deze schopzak is gevuld met een binnenzak met zand, die jullie eruit hebben gehaald en vervangen door de zak met hierin Spuck. Toen zijn jullie weggegaan voordat Sjaak terugkwam. Jullie hadden wel willen trainen, maar dan zou Spuck Sjaak aan zijn stem herkennen op het moment dat hij slap begint te ouwehoeren, dus was het noodzakelijk dat Sjaak alleen trainde. Sjaak zou waarschijnlijk niet meewerken met jullie plan als hij alles van te voren wist, maar waarschijnlijk heeft Spuck echt een flink pak schoppen gehad, voordat jullie 's avonds laat de zak met Spuck omruilde voor de zak met zand. Toen hebben jullie samen om precies middernacht de -nog dichtgebonden- zak op de middenstip van het voetbalveld gelegt. Toen kreeg jij het idee om voor het effect de stadionlampen aan te doen. Dat deden jullie en zijn toen snel weggegaan. Jullie lieten Spuck achter op de middenstip, omdat ze door iemand anders gevonden moest worden voor de wedstrijd van vandaag en op een voetbalveld lig je wel in het zicht.</text:span></text:p>
      <text:p text:style-name="Standard"><text:span text:style-name="T2">Dokter Oes en Øckul</text:span><text:span text:style-name="T3">: Een van je grootste geheimen is dat je getuige bent geweest van een kidnapping. Het was tien jaar geleden, toen liep je door het bos om dennenappels te zoeken en hoorde je stemmen. Het waren dokter Oes en Øckul, die zich verkleed hadden als buitenaardse wezens en zich in de bosjes langs het pad verborgen hadden. Jij sloop dichterbij en wachtte af waar zij op wachtten. Het bleek Sjon te zijn, de keeper van KLOMP, die slachtoffer ging worden van de bizarste kidnapping die je ooit gezien hebt: Øckul zette een voetstadionverlichtingslamp aan om Sjon te verblinden, de dokter wierp een soort verdovingspijltjes en toen werd Sjon in de auto geladen en weg gereden. Omdat je van jongs af aan fan was voor FC Noppuhjagers trek je het je niet zo aan. Maar soms, als je Sjon sip ziet kijken -soms zelfs door een van jullie acties- heb je medelijden met hem.</text:span></text:p>
      <text:p text:style-name="P10">3. Bello</text:p>
      <text:p text:style-name="P5">Supporter KLOMP (Kat Loopt Op Meerdere Poten)</text:p>
      <text:p text:style-name="P5">Net afgestudeert in de Theoretische Natuurkunde</text:p>
      <text:p text:style-name="P5">Lid van de KNGC (KortNekGiraf Club)</text:p>
      <text:p text:style-name="P5">Heeft een kortnekgiraf in zijn tuin</text:p>
      <text:p text:style-name="P5">Tic: je hebt overal wel een verklaring voor, behalve als KLOMP in een voetbalwedstrijd verliest (dat kun je niet begrijpen). En als je iets niet kunt verklaren, dan wordt je aggressief.</text:p>
      <text:p text:style-name="P5">Intellectueel</text:p>
      <text:p text:style-name="P5">Attribuut: Je hebt een bierbuik</text:p>
      <text:p text:style-name="P5"/>
      <text:p text:style-name="P6">Lied KLOMP</text:p>
      <text:p text:style-name="P7">Wij zijn de KLOMP-uhnaren</text:p>
      <text:p text:style-name="P7">Laat de and're ploeg maar staren</text:p>
      <text:p text:style-name="P7">Naar al on-ze taktieken</text:p>
      <text:p text:style-name="P7">Onmoog'lijk te verzieken</text:p>
      <text:p text:style-name="P7">Zelf niet door A-lexander de Grote</text:p>
      <text:p text:style-name="P7">Die schopten we toen al, op zijn noten</text:p>
      <text:p text:style-name="P7">Dat doen we nu met Noppuhjagers</text:p>
      <text:p text:style-name="P7">Ze vluchten sneller dan straaljagers</text:p>
      <text:p text:style-name="P5">Kleur KLOMP: Wit</text:p>
      <text:p text:style-name="P5">Kleur Stippelnagels: Gebroken Wit</text:p>
      <text:p text:style-name="P5"/>
      <text:p text:style-name="P5">Jij bent pas afgestudeert met je studie Theoretische Natuurkunde en als afstudeerproefschrift heb je onderzoek gedaan naar de gevolgen van het gebruik van doping. Je hebt ontdekt, dat als iemand doping gebruikt, dit kan accumuleren in de longblaasjes en bij hogedrukweer -in de buurt van gras of andere monocotylen- en stress de dopingmoleculen als een condensator gaan functioneren en dit kan een gigantische witte lichtflits ten gevolge hebben. Nu je afgestudeert bent wil je iets met je handen doen.</text:p>
      <text:p text:style-name="Standard"><text:span text:style-name="T4">Sjaak, de spits van de FC Noppuhjagers en Druijfje, de vrouw van Gullip</text:span><text:span text:style-name="T5">: Je kent ze beide van de KNGC (KortNekGiraf Club). Jullie drie zijn alledrie betoverd door de charmante uitstraling die deze prachtige beesten hebben en jij en Druijfje hebben dan ook beide een kortnekgiraf in de tuin staan. Sjaak heeft geen tuin (hij woont in een flatje) en dus ook geen kortnekgiraf. Jij hebt in het begin van je pubertijd je liefde voorkortnekgiraffen ontdekt door een natuurdocumentaire op National Geographic: de sierlijke manier van lopen van die beesten, het kunstig bewegen van de ledematen, de slingering van het achterwerk en dezelfde blik als je moeder in de ogen. </text:span></text:p>
      <text:p text:style-name="P5">Kortnekgiraffen vereer jij als heilige beesten en toen je een keer iemand tegen kwam met een kortnekgirafbontjas heb je deze persoon samen met Ebbe in elkaar geslagen en alle kleding van de betreffende persoon in brand gestoken. De kortnekgirafbontjas heb je begraven met een grote marmeren steen erboven. Toen je bij je ouders uit huis ging om te gaan studeren, was de eerste voorwaarde voor een nieuw huis om een tuintje te hebben met geschikt gras voor een kortnekgiraf. Toen je deze vond, nam je direct een kortnekgiraf, die je 'Vlekkie' noemde. Sindsdien maak je iedere dag een ochtendwandeling en daarna bedrijf je de liefde met Vlekkie. Niemand weet dit natuurlijk, want je woont op een heel afgelegen plaats aan de rand van het dorp, waar geen kip komt. Je zit eraan te denken om een mannetjeskortnekgiraf erbij te nemen, zodat jij ook een beetje vader zou kunnen worden. De liefde voor kortnekgiraffen verbroedert, vooral met Druijfje, de vrouw van Gullip, en je zou graag met haar de rest van je leven over kortnekgiraffen praten, of samen een kortnekgiraffokkerij of -manege starten. Sjaak, de spits van FC Stoppeldragers heb je wel een gezamelijke liefde voor kortnekgiraffen, maar het zal nooit een vriendschap worden, omdat hij bij de verkeerde club speelt. </text:p>
      <text:p text:style-name="Standard"><text:span text:style-name="T4">Spuck, de scheidsrechter</text:span><text:span text:style-name="T5">: Zij is een hele fijne scheidsrechter, want een statistische analyse (ANOVA) die jij hebt uitgevoert, heeft uitgewezen dat je met 99,99321453% zekerheid kunt zeggen dat zij partijdig is in het voordeel van KLOMP. Niet dat jouw club dat nodig heeft, maar voor jou betuigt dat van een grote hoeveelheid intelligentie om voor KLOMP te zijn, omdat de naieve mensen eerder geneigd zijn FC Snikkeldragers te sympathetiseren, omdat zij zich commercieel gedragen. Om indruk op haar te maken, heb je drie dagen geleden geen Valentijnskaart-achtig iets naar haar gestuurd, maar een verslag (geparfumeerd) uit je vijfde jaar Theoretische Natuurkunde over de ethische aspecten van de quantummechanica in een eendimensionaal universum, waar jij destijds een 9,5 voor had gekregen. En het is niet zo'n ingewikkeld onderwerp, dus kan zij het vast wel begrijpen. Natuurlijk heb je niet jouw naam erop gezet. Zou ze het al gelezen hebben? En wat vind ze ervan?</text:span></text:p>
      <text:p text:style-name="Standard"><text:span text:style-name="T4">Ebbe, supporter voor KLOMP</text:span><text:span text:style-name="T5">: Ebbe is een topgast. Je kent hem van al heel vroeger, maar waar jullie vriendschap begon kun je niet meer herinneren. Je mocht hem altijd om zijn lef en zijn recht-door-zee houding. Je weet nog wel dat toen hij eens door een meisje in elkaar is geslagen nadat hij met elastieken gewonnen had, dat hij jou vroeg om samen dat meisje in elkaar te slaan. Dit durfde je eigenlijk niet, maar omdat het je vriendje was heb je hem toch geholpen. Je rol in het gevecht zelf tussen jullie twee en dat meisje was niet zo indrukwekkend: jouw bril werd van je neus af geschopt en jij hebt haar twintig keer geslagen, waarvan nul keer raak. Maar Ebbe bleek gewoon sterker te zijn dan haar. Toen wist je dat je met Ebbe onverlaanbaar was: jij de hersens en Ebbe de daadkracht. Nog steeds ben je een schijtert zonder Ebbe, maar als Ebbe er wel is durf je een hoop.</text:span></text:p>
      <text:p text:style-name="P10">4. Ebbe</text:p>
      <text:p text:style-name="P5">Supporter KLOMP (Kat Loopt Op Meerdere Poten)</text:p>
      <text:p text:style-name="P5">Lompe boer</text:p>
      <text:p text:style-name="P5">(Vanochtend nog) Verliefd op Elvirakuu en je hebt een mooi gedichtje voor haar geschreven:</text:p>
      <text:p text:style-name="P5">Attribuut: Je hebt een bierbuik en een pet.</text:p>
      <text:p text:style-name="P5"/>
      <text:p text:style-name="P6">Voor Elvirakuu</text:p>
      <text:p text:style-name="P7">O lieve Elvirakuu</text:p>
      <text:p text:style-name="P7">Jou geef ik mijn paraplu</text:p>
      <text:p text:style-name="P7">als we samen lopen in de regen</text:p>
      <text:p text:style-name="P7">ik kom jou graag tegen</text:p>
      <text:p text:style-name="P7">op straat of in het cafe</text:p>
      <text:p text:style-name="P7">dan drink je lief bier mee</text:p>
      <text:p text:style-name="P7">dan geven we samen over</text:p>
      <text:p text:style-name="P7">ik ben jouw echte lover</text:p>
      <text:p text:style-name="P5"/>
      <text:p text:style-name="P6">Lied KLOMP</text:p>
      <text:p text:style-name="P7">Wij zijn de KLOMP-uhnaren</text:p>
      <text:p text:style-name="P7">Laat de and're ploeg maar staren</text:p>
      <text:p text:style-name="P7">Naar al on-ze taktieken</text:p>
      <text:p text:style-name="P7">Onmoog'lijk te verzieken</text:p>
      <text:p text:style-name="P7">Zelf niet door A-lexander de Grote</text:p>
      <text:p text:style-name="P7">Die schopten we toen al, op zijn noten</text:p>
      <text:p text:style-name="P7">Dat doen we nu met Noppuhjagers</text:p>
      <text:p text:style-name="P7">Ze vluchten sneller dan straaljagers</text:p>
      <text:p text:style-name="P5">Kleur KLOMP: Wit</text:p>
      <text:p text:style-name="P5">Kleur Stokkelklagers: Gebroken Wit</text:p>
      <text:p text:style-name="P5"/>
      <text:p text:style-name="Standard"><text:span text:style-name="T4">Bello, supporter KLOMP</text:span><text:span text:style-name="T5">: hij is je best vriend en jullie kennen elkaar al van heel vroeg: jullie vriendschap begon toen jij als 8 jarige meedeed aan een stoepkrijtwedstrijd en hij -als vierjarige- je stiekum hielp, waardoor je de wedstrijd won. Ook was je een keer in elkaar geslagen door een meisje, omdat je met elastieken had gewonnen van haar. Toen ben je naar Bello gegaan om hem om hulp te vragen, want eigenlijk durfde jij niet in je eentje tegen haar. Toen jullie met z'n tweeen het meisje aanvielen, ving Bello heldhaftig de eerste schop op van het meisje, waardoor jij haar aan haar paardenstaart kon trekken. Nadat jullie het gevecht hadden gewonnen, wist je zeker dat je met hem onverslaanbaar was en met hem durf je nog steeds meer dan wanneer je alleen bent. Hij was toen al heel slim, daar is ook nooit iets aan verandert: jij hebt de MAVO gedaan en bent toen monteur geworden van vliegdekschepen (maar af en toe klus je was bij asl monteur van electrische badhandoeken) en hij heeft net de universitaire opleiding Theoretische Natuurkunde gehaald. Hij is wel zo slim, dat je hem soms niet goed begrijpt. Hij is ook een groot liefhebber van kortnekgiraffen: toen hij een keer iemand kende met een kortnekgirafbontjas, heeft hij jou erbij gehaald en samen hebben jullie die persoon in elkaar geslagen en al zijn kleren verbrand op het kortnekgirafbont na (die heeft Bello mee naar huis genomen ofzo). Tegenwoordig voorziet Bello jou van illegale Pokemon merchandise en helpt hij jou om Knokkelzagers in elkaar te slaan.</text:span></text:p>
      <text:p text:style-name="Standard"><text:span text:style-name="T4">Druijfje, de vrouw van Gullip</text:span><text:span text:style-name="T5">: jij hebt sinds bijna een jaar met haar een illegaal handeltje: jij krijgt een boel geld van haar en jij levert haar doping uit het illegale circuit via, een TelSel reclame. Ze zal die doping vast aan Gullip geven om een af andere reden. En omdat Gullip spits van je favoriete club is, vind je ook zelf dat de kwaliteit goed en betrouwbaar moet zijn van jouw 'waren'. Je weet van je dealer (de mevrouw aan de telefoonlijn), dat TelSel drugs dermatologisch getest zijn op kortnekgiraffen. Nou, en kortnekgiraffen hebben ook twee ogen, net als mensen, dus zal het op mensen ook wel werken. En inderdaad heb je Gullip nog nooit ziek of moe gezien sinds jij Druijfje doping levert</text:span></text:p>
      <text:p text:style-name="Standard"><text:span text:style-name="T4">Elvirakuu, cheerleader van KLOMP</text:span><text:span text:style-name="T5">: zij is de cheerleader van de beste voetbalclub van heel de kosmos. Ze is bloedmooi en je bent tot gisteren echt strontverliefd op haar geweest. Een tijd geleden kwam ze in de kroeg naar je toe en begon tegen je te praten (dit deed ze anders nooit): ze vroeg je hoe het met jou ging en 'Komt het door jou dat Gullip zo goed voetbalt?' met een zeer veelbelovende glimlach. Trots en hoopvol zei je dat jij regelde dat Gullip via-via jouw doping binnenkrijgt. Een biertje verder ging ze naar huis. Maar gisteren dacht je even dat ze haar liefde ging bekennen: ze kwam intiem naast je staan, glimlachte veelbelovend en vroeg of je Gullip voor de wedstrijd van vandaag eens de doping zou kunnen geven die zij toen bij zich had en aan je gaf. Ingepakt en hopeloos verliefd, bleef je met een been in de werkelijkheid en zei dat je eerst haar doping op kortnekgiraffen moet proberem, voordat je deze aan de spits van de club geeft. Toen zei ze botweg 'nee', maar dat kwam volgens jou, omdat ze nog nooit zo verliefd was geweest. Je hebt dan ook vanochtend aan Druijfje de doping gegeven en Druijfje heeft gezegd dat hij de doping op heeft gedroken. Maar in de eerste wedstrijd die Gullip heeft gespeelt, heeft hij het leven gelaten. Je voelt je schuldig dat hij dood is, want jij voelt dat het de doping van haar geweest is. En normaal ben je nog wel zo zorgvuldig met doping: je hebt nog nooit doping aan Gullip gegeven die niet eerst op kortnekgiraffen is getest. Je haat Elvirakuu nu, omdat zij jou Gullip liet dode. En waarom? Wilde ze dat zelf? Of wist ze ook niet dat de doping van slechte kwaliteit was? Alhoewel, wat zal dokter Oes dadelijk verklaren? Misschien is het iets anders? Hopelijk wel!</text:span></text:p>
      <text:p text:style-name="P10">5. Sjon</text:p>
      <text:p text:style-name="P5">Broer van Sjaan, scout van FC KGM (Football Club KunstGrasMat) (Internationaal Wereldkampioen Voetbal van de hele Aarde) en broer van Sjappie (die niet in dit stuk meespeelt), die overigens kortnekgiraf-fokker is</text:p>
      <text:p text:style-name="P5">Keeper van KLOMP (Kat Loopt Op Meerdere Poten)</text:p>
      <text:p text:style-name="P5">Je bent heel erg bijziend, en zelfs met bril zie je geen fuk</text:p>
      <text:p text:style-name="P5">Attributen: Bril, tatoeage (optioneel, doch zou zeer gaaf zijn)</text:p>
      <text:p text:style-name="P5"/>
      <text:p text:style-name="P5">Het was een blijde gebeurtenis toen jij geboren werd voor je ouders. Maar je vertoonde meteen al vreemd gedrag: Bij het kruipen en later bij het lopen stootte je altijd overal tegenaan en zat je vol blauwe plekken (waardoor je vader je de bijnaam 'Smurfje' gaf, wat nog steeds traumatische gevoelens oproept), maar ook leek het of je met je mesje en vorkje het eten niet kond vinden, wat gewoon op je bord lag. Op een helder moment hebben je ouders jouw ogen laten checken en toen bleek je reeds van je geboorte af brilsterkte -18,9 nodig gehad te hebben, maar omdat deze sterkte brillen niet bestaan, kochten je ouders gewoon de sterkste bril voor je -omdat het ondoenlijk zou zijn met twee sterrenkijkers op je kop te lopen-, waardoor je de rest van je leven tot de bijnaam 'Brillie' (of erger: 'Brilsmurf' door je vader) en lage punten voor leesvaardigheid.</text:p>
      <text:p text:style-name="P5"/>
      <text:p text:style-name="P5">Vroeger was jij de spits van KLOMP, totdat Gullip in het team kwam, waardoor jij meteen tot keeper verplaatst werd en hij jouw plaats innam. Maar niet alleen vind je Gullip een lul, omdat hij jouw positie heeft ingepikt, maar die arrogant lul moest ook nog eens een eigen caravan hebben om zich in om te kleden, in plaats van gezellig met de rest van het team te douchen en te integreren. Je bent blij dat die egotripper dood is, vooral omdat jij nu waarschijnlijk weer spits wordt. Op het moment van de moord op Gullip, stond je schuin achter hem en bij de lichtflits, die ook jou gigantisch verblindde, kreeg jij ineens zin -dus zei jouw instinct jou- om hard rondjes tegen de klok in te lopen met een diameter van 4.00 meter. Waarom je grootvader Sjoet (zie verder) dit wilde, is jou nog een raadsel.</text:p>
      <text:p text:style-name="Standard"><text:span text:style-name="T4">Sjaan, scout van FC KGM, en Spuck, de scheidsrechter</text:span><text:span text:style-name="T5">: Sjaan is je zus en nog verder terug in het verleden dan tien jaar, waren jullie beide fanatieke balletters. Ook ontmoette je Spuck op ballet. Jullie waren alledrie zeer goed, maar jij werd altijd wel geplaagd in de klas met scheldwoorden als 'mietje', 'meisje', en 'Sjon Tampon'. Twaalf jaar geleden hadden jullie het idee om later de kost te verdienen als ballettrio 'The Balletters'. Enthousiast liet je toen je ballen weghalen, omdat je dan nooit je soepele pasje, je strakke piriouettes en je soepele huidje zou verliezen. Dit deed je bij </text:span><text:span text:style-name="T4">Dokter Oes</text:span><text:span text:style-name="T5">, die je jou ballen op sterk water mee gaf in een potje. Echter tien jaar terug, liep je eens alleen terug naar huis na een balletles en werd je ontvoerd door buitenaardse wezens. Je liep alleen door het bos en ineens werd je verblind door een Wit Licht. Voordat je weer iets kon zien, voelde je allerlei prikken in je lichaam en toen ben je in slaap gevallen. Je werd later wakker op de middenstip van het Noppuhse voetbalveld met een cirkel om je heen van korter gras, een soort 'graancirkel' dus. Ook hadden de buitenaardse wezens een grote tatouage van de Pokemon Poliwhirl op je rug gestraald met daarboven in grote grijze letters KLOMP. Je beseft dat je met die tatoeage het wel kon schudden met ballet en je droom om castraatballetter te worden en toen ben je onder voetbal gegaan, om bij de club KLOMP te mogen horen, hoewel je eigenlijk liever bij de Noppuhjagers of, nog beter, FC KGM had gespeeld. Toen je echter stopte met ballet en met je broertje Sjappie ging voetballen -Sjappie speelde het spel al sinds het begin van zijn jeugd- wilde Sjaan ook altijd meedoen. Maar jullie vonden beide dat dat niet mocht, omdat ze een meisje is, en meisjes kunnen geen ruwe jongenssporten. Op deze opmerking liep ze altijd luid stampend en boos weg en konden jullie fijn door spelen. Kort nadat je de sport voetbal van je broer Sjappie had geleerd, ben je bij KLOMP gaan spelen en tot die tijd kon je tatoeage geheim houden. In de kleedkamer, tijdens het douchen, viel dat natuurlijk wel op en jij zei dat je gewoon een fanatiek KLOMPer bent. Echter, tijdens trainingen leerde je al snel dat je vooral op je instinct moet voetballen. Jij hebt een soort instinct, dat jou zegt in de trend van 'Ik krijg nu zin om naar links te lopen' jou naar links laat lopen. En je hebt gemerkt, dat als jij dit volgt dat dit meestal correct is. Misschien ben je wel paranormaal begaafd, dat je contact hebt met een van je overleden voorvaderen Sjoet, die een groot voetballer is geworden.</text:span></text:p>
      <text:p text:style-name="Standard"><text:span text:style-name="T4">Oes, dokter van Noppuh</text:span><text:span text:style-name="T5">: Dokter Oes heeft twaalf jaar geleden jou ballen weggehaald en jou deze meegegeven in een pot met sterk water. Toen jij echter weer een ruwe bink wilde worden, vroeg jij hem om hulp en hij geeft jou jaarlijks een testosteron shot, waardoor je in praktijk als ongecastreerd man over het veld kan rennen. Zo'n testosteron shot is niet niks natuurlijk en elk jaar bestaat de kans dat je hier tijdelijk agressief van wordt, hoewel dit de afgelopen vijf jaar niet gebeurd is. En omdat je tegenwoordig toch met weemoed terug denkt aan de tijd dat je nog ballen hebt, neem je je pot met je ballen op sterk water altijd met je mee, maar laat deze onder een voetbalwedstrijd in de kleedkamer staan.</text:span></text:p>
      <text:p text:style-name="Standard"><text:span text:style-name="T4">Frickuh en Snoelkuh, supporters van FC Noppuhjagers</text:span><text:span text:style-name="T5">: Deze grapjassen, supporters van de andere club, hebben een jaar geleden jouw ballen uit jouw huis gestolen door door het -altijd geopende- toiletraampje naar binnen te klimmen. Ze hebben niks vernield of gestolen, behalve je ballen op sterk water. Ze houden onder wedstrijden je mannelijkheid soms lachend omhoog en zingen er zelfs liedjes over. Je wordt hier soms erg depressief van en je bent hierdoor je instinct verloren en dus slechter gaan voetballen.</text:span></text:p>
      <text:p text:style-name="Standard"><text:span text:style-name="T4">Spuck, de scheidsrechter</text:span><text:span text:style-name="T5">: Zij is scheidsrechter geworden en je kent haar al vijftien jaar lang van ballet (zie boven), maar ook gingen jullie regelmatig bij elkaar spelen -vooral knikkeren- <text:s/>en vertelden jullie elkaar alles. Ook zij weet dat jij gecastreerd bent. Ze is altijd zeer streng gelovig geweest, maar dat maakte jou bijna nooit iets uit. Een tijdje nadat jullie het ballettrio 'The Balletters' zouden worden, stopte ze ineens met ballet en kwam ze ineens niet meer bij jou langs om te spelen. Ze zal wel een ander knikkervriendje gevonden hebben die tijd. Toen besloot je met Sjaan gewoon het balletduo 'The Balletters' te vormen. Je kwam haar later weer tegen als scheidsrechter, en in deze functie is ze nog steeds zeer vriendelijk tegen je en is zelfs partijdig te noemen, omdat ze vaak een oogje dichtknijpt als jij een overtreding, bijvoorbeeld een schop in het kruis van achter, maakt. Daarom mag je haar ook graag.</text:span></text:p>
      <text:p text:style-name="P10">6. Druijfje</text:p>
      <text:p text:style-name="P1">Vrouw van Gullip (die eigenlijk een vrouw is!)</text:p>
      <text:p text:style-name="P1">Heeft een kortnekgiraf in de tuin en is lid van de KNGC (KortNekGirafClub)</text:p>
      <text:p text:style-name="P1"/>
      <text:p text:style-name="Standard"><text:span text:style-name="T6">Gullip, de overleden superspits van KLOMP</text:span><text:span text:style-name="T1">: Gullip is een vrouw met een winnersmentaliteit. Je kwam haar elf jaar geleden tegen in cafe 'De Pottenbakkerij', waar ze gewoon als vrouw heen gaat. Ze heeft je vertelt dat ze als jong meisje ervan droomde om beter dan Marco van Basten te kunnen voetballen. Echter vroeg speelde ze ook in de hoogste clubs van de vrouwelijke divisie en huilde toen elke avond, omdat ze niet met de mannen mee mocht voetballen, omdat ze zeker een gelijke zou zijn met de best voetballende mannen. Op een dag had ze besloten zich als man te verkleden en eens een potje mee te voetballen met de Milsbeekse Boys die gewoonlijk na hun training op een trapveldje verder voetballen en daar dan ook blowen, zuipen en snoepen (wat allemaal niet mag in het stadion van de Milsbeekse Boys). Hier bleek Gullip meteen topscoorder te zijn, terwijl de Milsbeekse Boys nog niet helemaal knetterzat waren. Zo begon Gullip zich op te werken in de herenvoetbalelftallen. Meedouchen met de jongens kon ze nooit, omdat anders haar geslacht bekend zou worden, maar evenmin kon ze in de dameskleedkamers gaan douchen. Daarom vroeg Gullip toen ze in de topelftallen kwam in plaats van een hoog loon goede secundaire arbeidsvoorwaarden (die vitaal waren), namelijk een eigen omkleedcaravan met douche. Omdat Gullip wilde voorkomen om voor 'arrogante vent' uitgemaakt te gaan worden, vroeg ze een laag loon, waardoor jullie nooit echt een groot huis konden kopen. Ze verandert trouwens zeer regelmatig van team, zeker omdat iedereen haar in zijn team wil hebben. Jij bent gevallen op de winnersmentaliteit van Gullip en je wordt gek van verdriet als Gullip 'geslagen als een hond' thuiskomt. Toen dit eens gebeurde heb je de volgende dag -om haar te steunen- stiekum stimulerende middelen in haar eten gedaan, waardoor ze direct dezelfde avond vrolijk thuiskwam en jij kon genieten van een heerlijke culliniculitus. Echter, een jaar geleden, kwam ze eindelijk in hetzelfde elftal als Marco van Basten en ze werkte zich al snel op tot middenvelder van de FC SDBZHJKIHD (Football Club Schop De Bal Zo Hard Als Je Kunt In Het Doel), maar om de een of andere reden ging ze ineens bij een ander team, genaamd FC KLOMP (Football Club Kat Loopt Op Meerdere Poten), tot ook haar groot verdriet. Je begreep haar niet helemaal, maar steunde haar weer met je 'stimulatie' van haar voetbalspieren. Toen dit echter niet bleek te helpem, kwam je Ebbe tegen en ging het weer beter met haar.</text:span></text:p>
      <text:p text:style-name="Standard"><text:span text:style-name="T6">Ebbe, supporter van KLOMP</text:span><text:span text:style-name="T1">: Ebbe is een beetje een stomme, lompe, ruwe boer zonder veel intelligentie. Blijkbaar weet hij niet, dat als je het sap van een rijpe ui over je bovenlip uitsmeert, dat je dan aan mensen hun jassen kunt ruiken of ze doping verkopen. En bij hem was het wel superduidelijk. Je hoefde dan ook niet subtiel langzaam hem voor te bewerken, maar je kon gewoon vragen: 'He gozer, verkoop jij doping?', waarop hij stomweg 'Ja, hoeveel wil je?' antwoordde, zoals verwacht. Met de doping bloeide Gullip weer op tussen de KLOMPuhnaren en bloeide tussen jou en Ebbe een goede handelsrelatie op. Omdat jij en Gullip het nooit breed hadden, liet jij je kortnekgiraf Borisje betaald vrouwelijke kortnekgiraffen dekken, omdat Borisje afstammeling is van een duur en zeer zuivere familie kortnekgiraffen (dit buiten Gullips weten om). Vanochtend bood Ebbe je op verdachte wijze gratis doping aan, die Gullip zou moeten hebben. Aangezien Gullip net verdrietig was, omdat ze gisteren geen vallende ster had gezien, en omdat het gratis was, gaf jij een paar uur voor de wedstrijd Gullip de gratis doping van Ebbe. Vlak voor de wedstrijd vroeg hij nog 'En? Heeft Gullip mijn doping op?', waarop jij ja antwoordde. Waarom hij zich zo gedroeg weet jij niet, alhoewel, misschien is het wel de doping die fataal is geweest? Is dat zo? Heeft Ebbe Gullip vermoord? De bruut? Het zal toch niet! Wat zal dokter Oes dadelijk verklaren?</text:span></text:p>
      <text:p text:style-name="Standard"><text:span text:style-name="T6">Sjaak, de spits van FC Noppuhjagers, en Bello, supporter van KLOMP</text:span><text:span text:style-name="T1">: jij kent Sjaak en ook Bello van de KNGC (KortNekGirafClub). Sinds je vroege jeugd hebben deze prachtige dieren je geinspireerd, omdat jij de sierlijke loop en het heen en weer schudden van het achterwerk tijdens het lopen het toppunt van vrouwelijkheid is (en ook de mannelijke kortnekgiraffen lopen zo). Ook Sjaak en Bello houden van deze prachtige beesten en dat verbroedert. Alhoewel Sjaak misschien teveel van kortnekgiraffen houdt: de viespeuk! Je zag hem eergisteren de liefde bedrijven met je kortnekgiraf Borisje. Je vindt dat te ver gaan: hij zou meer respect voor jouw Borisje moeten hebben! Maar hij heeft dan ook geen eigen kortnekgiraf (in tegenstelling tot Bello), omdat hij in een flat woont. Maar toch vindt je het nog steeds een smerige rotstreek en je gaat het hem dan ook zeggen vandaag! De bruut! Bello is een goede braverik en hij woont net als jij aan de rand van de stad, omdat hij net als jou een groot genoeg weiland voor een kortnekgiraf nodig had. </text:span></text:p>
      <text:p text:style-name="P10">7. Spuck</text:p>
      <text:p text:style-name="P9">Scheidsrechter</text:p>
      <text:p text:style-name="P9">Attributen: Zonnebril, fluitje (optioneel), uiterlijk van iemand die pas in elkaar geslagen is (bijvoorbeeld een blauw oog, gebroken arm, enzovoorts), pet (optioneel)</text:p>
      <text:p text:style-name="P9">Zwaar gelovig, ballenfetishist</text:p>
      <text:p text:style-name="P9"/>
      <text:p text:style-name="P9"/>
      <text:p text:style-name="Standard"><text:span text:style-name="T7">Doordat jij vandaag tijdens de wedstrijsd een zonnebril ophad, heb jij na de lichtflits kunnen zien wat er in die cruciale seconden gebeurde. Je zag een heldere straal vanuit de Hemel op Aarde neerkomen, welke Gullip omhoog tilde tot een hoogte van 10 meter, waarna ineens Gullip 10 meter naar onder viel. Je beseft dat dat nou God's Hand was, maar ook dat </text:span><text:span text:style-name="T8">jij</text:span><text:span text:style-name="T7"> eigenlijk dood had moeten zijn. Er was in de tweede minuut een situatie waarin jij Gullip een gele kaart hebt gegeven, omdat hij zijn nagels aan het vijlen was in het strafschopgebied van de Noppuhnaren. Toen jij dat zag gebeuren, wist je niet welke passage van de Bijbel nu het vijlen der nagels verbiedt, maar je vond dat je dit onbeschofte gedrag keihard moest afstraffen en daarom heb je Gullip fijn een gele kaart gegeven. Je had al twee minuten geen gele kaart meer gegeven en je was sjacherijnig, dus dat luchtte fijn op. En blijkbaar vind God het vijlen der nagels ook niet toegestaan. God dacht er hetzelfde over als jij en strafte Gullip op galante wijze. En God wilde dat jij het zag, want vandaag was een van de weinige dagen dat jij een zonnenbril ophebt. Blijkbaar heeft God van te voren bedacht jou een zonnenbril op te laten zetten, opdat hij kon laten blijken met jou te zijn. </text:span></text:p>
      <text:p text:style-name="Standard"><text:span text:style-name="T8">Sjon, de keeper van KLOMP en Sjaan, de zus van Sjon</text:span><text:span text:style-name="T7">: Toen jij klein was, zat je met </text:span><text:span text:style-name="T8">Sjon en Sjaan op ballet</text:span><text:span text:style-name="T7">. Ze waren beide goed in baletten en jullie drie waren fanatieke balletters. Twaalf jaar geleden hadden jullie dan ook het glorieuze idee om als ballettrio 'The Balletters' de kost te gaan verdienen. Toen je op een dag bij hem thuis kwam om te gaan knikkeren, vertelde hij dat hij zich pas had laten castreren en hij liet jou toen een pot zien met daarin zijn teelballen op sterk water. Jij zag die ronde dingen daar half drijven in de vloeistof en je werd zo gefascineerd dat je die ballen gewoon </text:span><text:span text:style-name="T8">moest</text:span><text:span text:style-name="T7"> hebben. Aangezien Sjon in die tijd al behoorlijk bijziend was, heeft hij niks doorgehad toen jij de pot omruilde voor een pot met twee gehaktballen op kraanwater. Deze actie was de doorbraak voor je fetishisme voor bolvormige voorwerpen en de ballen van Sjon hebben je zo geïnspireerd dat werk bent gaan doen, waarin je de hele dag naar een bal mag kijken, dus ben je voetbalscheidsrechter geworden. Maar op het moment dat je die ballen weghaalde van Sjon, ben je direct gestopt met balletten, omdat je hem even niet aan kon kijken, terwijl jullie al samen met Sjaan hadden afgesproken om als ballettrio 'The Balletters' later veel geld te gaan verdienen. </text:span></text:p>
      <text:p text:style-name="P9">* Eergisterenochtend lag er bij jou in de brievenbus een geparfumeerd pakketje, waarschijnlijk van iemand die verliefd op jou is dus. Toen je het pakketje opende bleek er een soort werkstuk in te zitten over 'De Ethische Aspecten van de Quantummechanica in een eendimensionaal universum'. Je hebt vluchtig het verslag doorgekeken, op zoek naar een aanwijzing wie jou dit verslag stuurde. Van de inhoud van het verslag zelf snapje geen barst. Zou het misschien gewoon een grap zijn?</text:p>
      <text:p text:style-name="P9">* Eergisterenavond toen je door het bos liep, werd je op een onverwacht moment door Een Wit Licht verblind, waardoor je niet zag wat er op je mond geplakt werd en werd je in een soort zak gestopt en meegenomen. Datgene waarmee je mond bedekt was, heb je niet van kunnen zien wat het was, maar hierdoor kon je niet om hulp roepen. Wat voor wezen het was die je 'kidnapte' wist je niet, maar wel dat hij/zij/het niet sprak op een -voor de mens- hoorbare frequentie. Je werd op een zacht warmgevend vlak meegenomen (schouders?) en toen in een harde hoekige omgeving gelegd, waarna je een knal hoorde wat typisch het geluid van een dichtslaande kofferbak van een auto zou kunnen zijn. Toen hoorde je een auto starten en voelde je dat je wegreed. Later werd je omhoog getilt (nadat je het geluid hoorde van een typisch opengaande kofferbak), weer op een zacht, warmteafgevend vlak vervoerd en toen in een soort cocon gestopt en deze cocon hing aan het plafond ofzo, waardoor je als het ware in de lucht hing met zak en al, maar je benen en armen hadden zo weinig ruimte dat je niet eens kon schommelen in die positie. Toen werd het heel lang stil en alleen het voelen van je tanden met je tong deden je beseffen dat je leefde. Toen hoorde je voetstappen en allerlei zoemende en bonkende geluiden en toen ineens een hard knal tegen jou aan. En nog meer. Je had het gevoel met een honkbalknuppel ofzo in elkaar geslagen te worden. Na een tijdje hield het slaan op en hoorde je voor het eerst een stem: 'Zo, nu eerst een kortnekgiraf neuken!'. Je kon de stem helaas niet herkennen, maar je hoorde wel de dader vertrekken. De dader kwam na een uur terug en begon je ook opnieuw weer te slaan, maar ook weer allerlei andere geluiden vulden om de beurt de ruimte. Het wezen ging weg. Gebroken van de pijn hing je daar, vaak genoeg (2x) heb je je eigen bloed kunnen proeven. Je zweerde wraak op degene die jou dit heeft aangedaan. Een tijd later, die een eeuwigheid leek te duren, werd je weer vervoerd op een zacht, warmteafgevend vlak, hierna weer een hoekige, harde omgeving, weer dat zachte, warmteafgevende vlak en toen werd je neergelegd op gras. Na enkele minuten kwam er ineens van buiten zo'n intense lichtbron, dat je je eigen lichaam kon waarnemen in de dichte, stevige zak waarin je zat. De dader heeft de stadionlampen aangedaan om jou op stang te jagen. Je werd uiteindelijk gevonden door de man die het gras van het stadion maaide.</text:p>
      <text:p text:style-name="P10">8. Sjaan</text:p>
      <text:p text:style-name="P1">Zus van Sjon, de keeper van KLOMP (Kat Loopt Op Meerdere Poten), maar ook de zus van Sjappie (die niet in dit stuk voorkomt), die overigens kortnekgiraf-fokker is geworden</text:p>
      <text:p text:style-name="P1">Scout van FC KGM (Football Club KunstGrasMat)</text:p>
      <text:p text:style-name="P1">Attributen: Verrekijker, nagelvijltje (optioneel), pot met twee (gehakt)ballen (van Sjon) en water</text:p>
      <text:p text:style-name="P1"/>
      <text:p text:style-name="Standard"><text:span text:style-name="T6">Gullip</text:span><text:span text:style-name="T1">: Toen jij vandaag met je verrekijker -op zoek naar talent- de techniek van Gullip bestudeerde onder de voetbalwedstrijd, zag je -toen hij een schroef achteroverlinks maakte naar de bal (mis overigens)- bij dat op het vlees tussen nek en T-shirt een bandje zat in dezelfde kleur als zijn shirt, die van een BH, corset, enz. <text:s/>zou kunnen zijn.</text:span></text:p>
      <text:p text:style-name="Standard"><text:span text:style-name="T6">Sjon, de keeper van KLOMP, en Spuck, de scheidsrechter</text:span><text:span text:style-name="T1">: Sjon is je broer en je hebt nog een andere broer Sjappie. En tot tien jaar geleden balletten jij en Sjon samen, Sjappie was van jongs af aan een voetballer. Hij was heel fanatiek en goed en je was trots op hem dat hij een elegante, intelligente damessport deed inplaats van ruwe jongensporten. Ook leerde je op ballet Spuck kennen, die ook goed en fanatiek in balletten was. Jullie besloten toen zelfs om eens een ballettrio te worden 'The Balletters' genaamd. Sjon was zo tevreden met dit idee, dat hij -twaalf jaar gelelden- besloot om zijn ballen te verwijderen, om zo te voorkomen dat hij op latere leeftijd 'mannelijker' zou gaan worden en dat zou ten koste kunnen gaan van zijn zeer sierlijke pasjes, zijn soepele piriouetten en zijn gladde huidje. Spuck kwam toen ook vaak met je broertje knikkeren bij jullie thuis, maar ineens stopte ze zowel met ballet als met haar vriendschap met Sjon. Waarom ze dat gedaan heeft, weet je niet, maar het zal wel zo zijn dat ze een leuker knikkervriendje had gevonden ofzo. En voor het plan met je broertje maakte het weinig uit: jullie vormden toen het balletduo 'The Balletters'. Sjon is pas later gestopt, doordat hij tien jaar geleden door buitenaardse wezens is gekidnapt, waardoor hij ineens stoere voetballer wilde worden. Misschien was dat omdat die buitenaardse wezens hem flink hebben laten schrikken, of omdat hij een eind wilde maken aan scheldwoorden als 'mietje', 'meisje' en 'Sjon Tampon' welke afkomstig waren van al zijn klasgenootjes. Toen Sjon gestopt was, ging hij met je andere broer Sjappie voetballen. Jij wilde toen altijd ook mee voetballen, maar dat mocht niet van je broers, omdat je een meisje bent. Door zo'n opmerking werd jij -en wordt je nog steeds- altijd heel erg boos, en vaak liep je vroeger dan ook stampend naar je kamer om daar je agressieve gedachten eruit te fimokleien. Na veel meditatief ge(fimo)klei besefte je dat je geen voetballer hoefde te worden zoals je broers, maar hoger wilde komen dan zij, door bijvoorbeeld manager te worden. En je hebt je doel dan ook bereikt, in de vorm van scout/talentenjager voor FC KGM, de internationale wereldkampioen van de hele Aarde. Heel veel voetballers weten dan ook dat jij een belangrijk persoon bent, om hun hogerop te kunnen laten komen, en hierdoor doen deze mannen ook alles voor je, in de hoop met hun geslijm (want dat is het meestal) en slaafs gedrag (want dat vraag je meestal erbij) voor het team van FC KGM gevraagd te worden. Je geniet hiervan, dat mannen je nodig hebben. Je geniet hier dan ook van op een heel sadistische manier -ten gevolge van je jeugdtrauma met je broers- en je laat de mannen dan ook graag allerlei vernederende dingen doen, zoals bijvoorbeeld je schoenveters laten opeten, je nagels laten vijlen en je haar laten vlechten, enz. Je broer Sjon zit toevallig bij de club KLOMP en bij KLOMP zit ook de superspits Gullip, de voetballer die je wèl misschien had willen hebben voor FC KGM. Je bent ook zeker niet van plan om -nu Gullip dood is- Sjon in de plaats Gullip aan te dragen voor FC KGM, nee, je lacht hem graag uit om wraak te nemen op wat hij vroeger tegen je heeft gezegd. Dit kan ook mooi, vooral omdat hij slechts de keeper is van KLOMP. Je had trouwens laatst gehoord dat Sjon een grote tattoeage op zijn rug had. Hoelang die er al op zit, weet je niet. Sjappie, je andere broer, is een kortnekgiraf-fokker geworden.</text:span></text:p>
      <text:p text:style-name="Standard"><text:span text:style-name="T6">Elvirakuu, cheerleader voor KLOMP</text:span><text:span text:style-name="T1">: Zij is de cheerleader van KLOMP, waar Sjon dus keeper van is. En ongeveer twee jaar geleden, heb je haar gevraagd -uit uiterst sadistische humor- om de ballen van Sjon om te ruilen voor twee gehaktballen. Je weet immers dat hij deze altijd bij zich heeft, een beetje raar vind je dat. Maar zij kon perfect bij die ballen, zei ze, en jij hebt nu de ballen van Sjon bij je. Vanavond wil je hem dan ook de grap kenbaar maken, dat hij twee jaar lang gehaktballen bij zich heeft gedragen, in plaats van zijn echte ballen, de suffert. </text:span></text:p>
      <text:p text:style-name="Standard"><text:span text:style-name="T6">Sjaak, de spits van FC Noppuhjagers</text:span><text:span text:style-name="T1">: Hij is de spits van het andere team dan van Gullip. Hij is wel redelijk goed, maar niet goed genoeg voor FC KGM. Maar met een beetje geluk kent hij jou en wil hij graag bij FC KGM, dan heb je weer wat om te lachen.</text:span></text:p>
      <text:p text:style-name="P10">9. Oes</text:p>
      <text:p text:style-name="P5">Dokter van de streek Noppuh</text:p>
      <text:p text:style-name="P5">Alcoholverslaafde</text:p>
      <text:p text:style-name="P5">Tic: gebruikt voor Gullip zowel hij als zij als verwijswoorden, wat dus een verspreking is</text:p>
      <text:p text:style-name="P5">Attribuut: je hebt een bierbuik</text:p>
      <text:p text:style-name="P5"/>
      <text:p text:style-name="P7">Je moet om 21:00 een verhaal vertellen over de moord van Gullip:</text:p>
      <text:p text:style-name="P8">Waarde Noppuhners,</text:p>
      <text:p text:style-name="P8"/>
      <text:p text:style-name="P8">Tot mijn spijt, moet ik jullie mededelen dat Gullip zo dood is als overleden pier die gestorven is. Toen ik direct na Het Witte Licht naar haar..hem <text:s/>toe liep, bleek Gullip al geen hartslag meer te hebben die tikte. Onderzoek aan de autopsie van wijlen Gullip's dode lijk wees uit dat zijn botten gebroken waren op meerdere plaatsen in haar lichaam, vooral in z'n..haar..zijn nek. Bloedonderzoek wees uit dat <text:s/>hij een bijna toxische overdosis doping gehad had kunnen hebben die lethaal en doodmakend giftig zou kunnen zijn. Naar de oorzaak van de dood kunnen we echter slechts gissen, raden en gokken. Ik zou geen harde uitspraak willen doen, maar het lijkt me dat de dader een voetballer van FC Stoppelbrakers is en ik noem geen namen, <text:s/>waarschijnlijk Sjaak, maar ook zult u mij dat nooit hardop horen zeggen. Laten we nu voor haar tien seconden stil zijn en overpijnzen dat het leven zo voorbij kan zijn.......ik dank U en geniet vooral nooit met mate.</text:p>
      <text:p text:style-name="P5"/>
      <text:p text:style-name="P5">Toen Gullip na Het Witte Licht stil lag op de middenstip, ben je naar haar toegehold. Ze bleek geen hartslag meer te hebben en het eerste wat je opviel is dat ze veel botbreuken had, waaronder een in de nek, welke de doodsoorzaak zou kunnen zijn. Bij verder bloedonderzoek later, bleek dat ze een extreem hoge hoeveelheid doping in haar bloed had, wat een potentieel dodelijke concentratie was. Misschien is ze hier aan overleden.</text:p>
      <text:p text:style-name="Standard"><text:span text:style-name="T4">Øckul, de kantinebeheerder</text:span><text:span text:style-name="T5">: samen met haar heb je met een ingenieus plan een tatoeage gemaakt op Sjon's rug met een speciale metaallegereing, waardoor Øckul Sjon op afstand kan besturen. Øckul gaf je als beloning hiervoor dat je de rest van je leven gratis zou kunnen consumeren in haar kantine. De uitvoering van het plan geschiedde tien jaar geleden: Sjon zat toen nogonder ballet, en toen hij 's avonds laat terug liep naar huis moest hij door het bos. In dit bos stonden jullie achter een boom in de schaduw met een voetbalstadionschijnwerper. Øckul zette deze schijnwerper aan toen Sjon bij jullie langsliep en toen Sjon verblind aan het wankelen was, gooide jij meerdere dartpijltjes op hem met een sterk kortnekgirafkalmeringsmiddel. Hij viel toen sneller in slaap, dan dat hij weer iets kon zien. Toen hebben jullie hem in de Mitsubishi van Øckul geladen en hem naar jouw praktijk gebracht. Hier heb jij met een speciale metaallegering -in plaats van de gebruikelijke verf- een grote tatouage op zijn rug gemaakt van de Pokemon Poliwirl en daarboven in hele grote grijze letters KLOMP. Hierna hebben jullie hem naar het voetbalveld gebracht en hem op de middenstip gelegd en hieromheen een cirkel gras korter gemaaid -een 'graancirkel'-,zodat Sjon zal geloven door buitenaardse wezens ontvoerd te zijn. Met een grote zender in de kantine kan Øckul sindsdien Sjon op afstand besturen. Het is niet zo dat Sjon willoos dan links of rechts gaat op commando, maar wel dat hij 'heel erg zin krijgt om...'. Meestal werkt het wel.</text:span></text:p>
      <text:p text:style-name="Standard"><text:span text:style-name="T4">Sjon, de keeper van KLOMP</text:span><text:span text:style-name="T5">: vroeger wilde Sjon nog castraatballetter worden met zijn zus </text:span><text:span text:style-name="T4">Sjaan</text:span><text:span text:style-name="T5"> en hij is daarom twaalf jaar geleden bij jou op consult gekomen om zijn ballen te laten verwijderen, zodat hij niet bang hoefde te zijn zijn soepele pasjes, strakke pirouettes en gladde huidje te verliezen. Je hebt toen voor hem zijn ballen verwijdert en deze in een pot met sterk water gedaan en aan hem meegegeven. Toen jij, twee jaar later, <text:s/>met Øckul de grap met de tatouage met KLOMP erop, wilde hij -begrijpelijk- ineens een stoere voetballer worden en dat vertelde hij dan ook op een consult. Aangezien hij niet meer zelf zijn testosteron aan kan maken, moet hij jaarlijks een grote shot testosteron krijgen. Het is vanavond precies een jaar geleden en je wilt hem vanavond zijn shot geven. Het verbaasde je vanochtend namelijk dat je er, met je zatte kop, aan had gedacht dat Sjon zijn spuit moest hebben en hebt daarom de spuit meegenomen.</text:span></text:p>
      <text:p text:style-name="Standard"><text:span text:style-name="T4">Gullip, de dode spits van KLOMP</text:span><text:span text:style-name="T5">: tien jaar geleden kwam Gullip bij jou voor het eerst op consult. Ze was net verhuisd uit Friesland naar Noppuh en was hier direct een veelbelovend voetabllertje. Ze kwam voor een borstverkleining. Iedereen denkt dat Gullip een jongen is, omdat ze zich zo kleed en gedraagt, dus alleen jij en haar vorige dokter weten dat ze een meisje is. En aangezien je je reet afveegt met de term 'Beroepsgeheim', ben je haar vanaf die tijd gaan chanteren. Aangezien Gullip niet wilde dat ontdekt zou worden dat ze een meisje is, omdat ze graag voetbalt, heb je hiervan gebruik gemaakt, door haar te vertellen bij welke club ze moest gaan spelen. De club is een club die bij het de voetbalpool een hoge opbrengst had, ten gevolge van de lage kwalitiet van de club. Jij zette dan al je geld in op die slechte club op het moment dat Gullip daarbij kwam en ze won altijd, ten gevolge van haar hoogkwalitatief voetbal. Als echter bekend werd dat de kansen op winnen, voor de club met Gullip, hoog werden en dus de uitbetalingen lager werden, zei je haar bij een andere, slechte, club te gaan. Tot vorig jaar. Afgelopen jaar ging </text:span><text:span text:style-name="T4">Sjon</text:span><text:span text:style-name="T5"> veel slechter voetballen, omdat hij -volgens </text:span><text:span text:style-name="T4">Øckul</text:span><text:span text:style-name="T5">- niet meer zo goed bestuurd kan worden en hierdoor kan haar favoriete club KLOMP niet meer winnen. Zij denkt dat het komt, omdat de kwaliteit van de tatoeage te laag is, dus dat jij slecht hebt getatoeeerd. Zelf denk je dat het komt, omdat haar zendapperatuur slecht is. Ze dreigde toen te stoppen met het geven van gratis bier aan je in haar kantine. Dat vond je heel erg, want die voetbalkantine is een van je favoriete plekken om bier te zuipen en voetbal te kijken. Dus heb je tegen Gullip gezegd om bij KLOMP te gaan spelen, als tijdelijke oplossing. Want Øckul is nu even tevreden over KLOMP, dus je krijgt nu weer gratis bier van haar in de kantine. Je had in theorie ook weer de tatoeage van SJon overnieuw kunnen maken, maar hij is afgelopen jaar niet op consult geweest.</text:span></text:p>
      <text:p text:style-name="Standard"><text:span text:style-name="T4">Snoelkuh, supporter van FC Noppuhjagers</text:span><text:span text:style-name="T5">: anderhalf jaar geleden. met carnaval, probeerde je haar te versieren door allemaal stoere verhalen te vertellen -ze was toen nog niet getrouwd met </text:span><text:span text:style-name="T4">Frickuh</text:span><text:span text:style-name="T5">, de andere supporter van FC Noppuhjagers- en toen heb je proestent vertled dat je Sjon's ballen hebt verwijdert en hem deze hebt meegegeven in een potje met sterk water. Dit is namelijk hoogst ongebruikelijk, meestal worden mensenballen gebruikt om in hondenvoer te stoppen. En meestal wil de man in kwestie zijn ballen niet zien, laat staan meenemen, maar hij deed het wel. Het schijnt zelfs dat hij zijn ballen altijd bij zich heeft. Je hebt haar niet kunnen scoren, maar je hebt wel met haar gelachen.</text:span></text:p>
      <text:p text:style-name="P10">10. L4-AQ</text:p>
      <text:p text:style-name="P9">spreek uit: Elvirakuu</text:p>
      <text:p text:style-name="P9">Buitenaards wezen van het intelligente ras 'de Ploisjes'</text:p>
      <text:p text:style-name="P9">Als dekmantel cheerleader van KLOMP (Kat Loopt Op Meerdere Poten)</text:p>
      <text:p text:style-name="P9">Attributen: Pot met hierin een (gehakt)bal (van Sjon) en water en een pet (liefst van een commercieël merk)</text:p>
      <text:p text:style-name="P9"/>
      <text:p text:style-name="Standard"><text:span text:style-name="T7">Je bent door je ras -de Ploisjes- naar de Aarde gestuurd om undercover als vrouwmens de Aardse cultuur en wetenschap te peilen. Zlef leek je dit ook leuk. Een van de weinige verschillen tussen een Ploisje en een mensen is dat de mannen van de verschillende rassen verschillen op penislengte. Zo heeft de gemidddelde Ploisjespenis een lengte van 1188.34 bonkernonkel, terwijl de mensman er gemiddeld een heeft van 1209.45 bonkernonkel lengte, dus langer, wat jouw intresse in de planeet Aarde aanzienlijk aanwakkerde. Je was onlangs verliefd geworden op Gullip en gisteravond heb je Gullip 'gescoord' (Aarde uitdrukking) en op straat heb je hem toen 'op zijn bek gepakt' (Aardse uitdrukking) en toen 'zijn hemd van zijn lijf gerukt' (Aardse uitdrukking). Zonder shirt bleek echter dat hierachter de secundaire geslachtsorganen van een vrouw zaten, natuurlijk keurig ondersteund door een BH van dezelfde kleur als haar shirt. Op Ploisjesplaneet wordt homofilie heel erg smerig gevonden en dus vond je het verschrikkelijk om iemand van dezelfde sexe gekust te hebben (zij het van een ander ras). Toen heb je die avond om 3:00 ingebroken in de voetbalkantine om met de alien-contact-opneem apperatuur van Øckul contact op te nemen met je moederschip. Op jouw oproepen reageren ze, in tegenstelling tot die van Øckul, wel. En je vroeg toen je moederschip om Gullip te vermoorden, waarop je te horen kreeg dat je de persoon moest 'labelen' en 'vermoordbaar' maken door een bepaalde vloeistof, TBUF (Tractor Beam Upbeam Fluid) in de bloedbaan van het slachtoffer te spuiten. Toen betrapte </text:span><text:span text:style-name="T8">Øckul</text:span><text:span text:style-name="T7"> je, terwijl je in zijn kantoor dus bezig was. Gelukkig had je snel het SETI programma weer in zijn oorspronkelijke staat toen jij haar voetstappen hoorde naderen. Toen zij vroeg wat je aan het doen was, zei je dat je vannacht ineens heel erg zin had om Minesweeper (Mijnenvegen) te spelen. Omdat je niets stuk gemaakt had en zij niet erachter zou kunnen komen wat je dan wel gedaan zou hebben, liet ze je gaan. Bij de voetbalwedstrijd van vandaag heeft je moederschip ergens in de zesde minuut <text:s/>van de wedstrijd Gullip tien meter omhoog getild en toen laten vallen. Het Witte Licht was dan ook de onwijs veel lichtgevende tractor beam. Je bent blij dat Gullip dood, hoewel je dat natuurlijk niet laat merken.</text:span></text:p>
      <text:p text:style-name="Standard"><text:span text:style-name="T8">Øckul, de kantinebeheerder</text:span><text:span text:style-name="T7">: Zij is eigenlijk ook een Ploisje. Door het orakel van Ploisjesstad is voorspeld dat Øckul, als ze volwassen is, heel erg slechte quantummechanische theorien zal gaan hebben en dan ook daar heel eigenwijs over zal zijn. Daarom heeft jouw ras haar op Aarde gedumpt en haar geruild voor een leuk Aards kindje. En inderdaad heeft Øckul nu heel slechte quantummechanische theorien bedacht en is ze daar zo eigenwijs over dat ze -omdat ze zichzelf door niemand begrepen voelt- haar theorien met behulp van, door haar gebouwde en geplaatste, zendapparatuur op het dak van de kantine, de ruimte in zend, in de hoop dat 'hogere' beschavingen haar theorieen wel erkennen. En tot ergernis van jullie moederschip worden deze nog opgevangen ook, maar uiteraard niet beantwoord. </text:span></text:p>
      <text:p text:style-name="Standard"><text:span text:style-name="T8">Sjaan, schout van FC KGM (Football Club KunstGrasMat)</text:span><text:span text:style-name="T7">: zij is de zus van Sjon en twee jaar geleden vroeg ze jou, omdat je cheerleader bent van dezelfde club als Sjon, om de ballen van deze gecastreerde voetballer te stelen en om te ruilen voor twee gehaktballen in een pot met water. Voorheen wist je niet dat Sjon gecastreerd was en Sjaan vertelde toen dat Sjon zijn ballen altijd bij heeft in een potje met water, maar deze altijd onder een wedstrijd in de kleedkamer laat staan. Je zei haar toe dit te doen en je glipte toen bij de eerstvolgende wedstrijd de kleedkamer van KLOMP binnen en ruilde Sjon's ballen voor twee gehaktballen in een pot water. Maar in plaats van deze aan Sjaan te geven, hield je ze zelf en gaf jij aan Sjaan een pot met twee gahaktballen met water, met de boodschap dat je haar opdracht uitgevoerd had en wenste je haar veel plezier met de ballen van Sjon. De reden dat jij de ballen van Sjon zlef wilde houden is omdat mensenballen voor Ploisjes het lekkerste hallucinogeen is dat bestaat. Je hebt dan ook in die twee jaar al een van de twee ballen op.</text:span></text:p>
      <text:p text:style-name="Standard"><text:span text:style-name="T8">Ebbe, supporter van KLOMP</text:span><text:span text:style-name="T7">: Je hebt een keer berekent dat het onmogelijk is dat Gullip zo goed voetbalde zonder doping te gebruiken en je hebt Ebbe er altijd al van verdacht op de een of andere manier hier bij betrokken te zijn. Je hebt eens al je vrouwelijke charmes in de strijd gegooid en hem gevraagd of hij wist of Gullip doping gebruikt. Hij gaf dit niet alleen toe, maar -overmand door jouw geile glimlach- bekende ook met trots dat hij de doping via-via aan Gullip toediende. Vanochtend heb je hem met een nog geilere glimlach gevraagd of hij eens een doping van jou wilde toedienen aan Gullip en je zei ook dat het absoluut noodzakelijk is, dat Gullip deze vandaag neemt. Hij wilde dat wel voor je regelen -de scoorder- en je gaf hem toen de TBUF. Blijkbaar heeft Gullip inderdaad de TBUF in haar bloed gehad, anders zou ze niet omhoog gebeamed kunnen worden en aan haar dodelijke val aan haar lethale botbreuken overlijden.</text:span></text:p>
      <text:p text:style-name="P10">11. Øckul</text:p>
      <text:p text:style-name="P9">Kantinebeheerder van het enige voetbalveld van de streek Noppuh</text:p>
      <text:p text:style-name="P9"/>
      <text:p text:style-name="P9">Je hebt een nieuwe quantummechanische theorie ontwikkeld, zie bijlage #7, met als eindconclusie dat het heelal na miljarden jaren ophoudt met uitzetten en vervolgens inkrimpt tot de vorm van een kubus. Je hebt je baanbrekende geniale theorie gestuurd naar de bladen Nature, Quantum, Relativity, Muon, Gluon, Graviton, Boson, Lepton, Tauon, Pion, Baryon, Kwadrion, Science, Scientific American, American Scientist, Natuur &amp; Techniek, Mens &amp; Samenleving, Kijk, Zo Zit Dat!, Taptoe, Okkie, Bobo, Tina, Fancy, Break Out, Playboy, Penthouse, Passie, Voetbal International, Autoweek, Panorama, Aktueel, Webber, Power Unlimited, Software Gids, Sp!ts, Metro, Trouw, Algemeen Dagblad, Financieel Dagblad, Volkskrant, Maas &amp; Waler, Harense Courant, De Oosterparker, Wehmann, Intertoys, Bart Smit, Nintendo, Sega, Playstation, Al Capone Pizzeria, Gemeente Gennep, COC, Impuls, maar zelfs aan de minder belangrijke bladen en bedrijven die minder met het onderwerp betrokken zijn. Maar geen een reactie. Daarom voel jij je onbegrepen. Daarom zoek jij je heil enbegrip bij verder ontwikkeldere beschavingen dan de Homo Sapiens. Daarom heb je het dak van de kantine volgebouwd met allerlei antennes en zendapperatuur, om zo contact op te kunnen nemen met buitenaardse wezens, maar je kunt deze apperartuur ook gemakkelijk omschakelen om Sjon op afstand te kunnen besturen (zie verder!). Op het moment van de moord heb je vreemde waarden gemeten met je registrerende computer en daardoor weet je zeker dat er buitenaardse wezens in het complot een rol met het spelletje mee moet zullen gehad hebben spelen. </text:p>
      <text:p text:style-name="Standard"><text:span text:style-name="T8">Elvirakuu, cheerleader van KLOMP</text:span><text:span text:style-name="T7">: De beste tijden om je boodschappen naar alle hoeken van het heelal te sturen is 's nachts, als er nog geen straaljagers en gevechtshelicopters (Tomahawks) vliegen. Echter, toen je vannacht de computerruimte van je kantinegebouw binnenkwam, kwam je Elvirakuu tegen, cheerleader van jouw favoriete club. Toen je haar betrapte zei ze dat ze kwam om Minesweeper (Mijnenvegen) te spelen, omdat ze wist dat jouw computer altijd aanstond. Ze kon nog niet lang dan aan je computer hebben gezeten, omdat je dit spel van je computer gedelete hebt om ruimte en processorsnelheid vrij te maken, zodat je nog eerder ooit begrepen wordt. Je hebt haar daarom gewoon laten gaan, want ook na inspectie van je computer bleek dat ze geen ander programma dan je alien-contact-program aangezet had. En die avond heb je helaas voor de achthonderd-drie-en-zeventigste avond geen contact weten te kunnen leggen. </text:span></text:p>
      <text:p text:style-name="Standard"><text:span text:style-name="T8">Sjon, keeper van KLOMP</text:span><text:span text:style-name="T7">: Jij kunt met je zendapperatuur Sjon op afstand besturen. Hij is keeper van jouw favoriete club. En KLOMP (Kat Loopt Op Meerdere Poten) is dat omdat de supporters meer bier drinken als hun club gewonnen heeft, en de FC Noppuhjagers gaan juist meer drinken als ze hebben verloren. Via deze besturing van Sjon heb jij dus al een hoop geld verdient. De mogelijkheid om Sjon op afstand te besturen heb je samen met </text:span><text:span text:style-name="T8">dokter Oes</text:span><text:span text:style-name="T7"> bereikt: Sjon zat tien jaar geleden nog op ballet, waardoor hij een hoge mate van lichaamsbeheersing en emotionaliteit zal hebben, dus geschikt voor jullie duistere plan. Hij liep dus 's avonds laat terug naar huis na een balletles, via het bos. Daar stonden jullie op hem te wachten, verkleed als buitenaards wezen (voor de zekerheid). Toen hij dichtbij genoeg was, heb jij een meegenomen voetbalstadionschijnwerper aangezet om hem te verblinden en dokter Oes heeft hem verdooft door dart pijltjes op hem te gooien, die eerst in een slaapverwekkend middel gedoopt waren. Vervolgens hebben jullie de slapende Sjon in de Mitsubishu van dokter Oes naar zijn praktijk gebracht. Daar hebben jullie de aansturingsmachinerieapperaatbesturingssysteem aangebracht in zijn lederhuid in de vorm van een tatoeage in de vorm van vijf grote letters -KLOMP- (zodat hij bij de juiste club zou gaan) en de pokemon Poliwhirl (zodat de tatoeage uit genoeg materiaal zou bestaan) met in plaats van verf een speciale ijzer en metaal legering. Daarna hebben jullie een cirkel om het gras van de middenstip gemaait van het voetbalveld, waarna jullie hem op de middenstip hebben gelegd -'s nachts natuurlijk-, zodat hij bij ontwaken gewoon naar huis zou kunnen lopen. Jij hebt dit verbond met dokter Oes in beider belang gesloten: hij krijgt gratis bier van jou (dat is niet vergeleken wat jij nu meer verdient) en jij hebt de vakman nodig gehad om de speciale metaalsoort in te laten brengen. Sinds Sjon keeper is, is KLOMP er zeker op vooruit gegaan, omdat jij iedere wedstrijd vanaf de tribune hem bestuurt. Alhoewel besturen een groot woord is: volgens dokter Oes krijgt Sjon 'zin om' een bepaalde richting op te lopen, een soort kunstmatige drift. Echter, sinds ruim een jaar werkt de besturing veel minder goed dan in het begin, omdat KLOMP steeds meer tegendoelpunten kreeg. Dat heb je toen ook tegen dokter Oes gezegt, dat hij snel zijn tattoo moest controleren en desnoods over maakt, omdat hij anders geen bier meer krijgt, de prutser! Oes reageerde arrogant en zei dat het aan jouw zendapperatuur ligt, maar dat is natuurlijk niet zo. Toen zei hij dat hij wel iets regelde en een maand later kwam de superspits Gullip bij KLOMP voetballen, zodat je nog steeds je centen verdient. </text:span></text:p>
      <text:p text:style-name="P9">Toen je vandaag in de wedstrijd weer Sjon aan het besturen was met je joystick, verblindde Het Witte Licht je dusdanig, dat je even de joystick op naar links in hield, waardoor Sjon rondjes met een diameter van 4 meter ging rennen om het lijk van Gullip. Na enkele seconde stuurde je hem weer recht.</text:p>
      <text:p text:style-name="Standard"><text:span text:style-name="T8">Bijlage #7</text:span><text:span text:style-name="T7">: Als je de lading van een lepton, muon, tauon, vectorboson W-min, vectorquinton K-delta, hyperon sigma-min, nucleon xi-min en baryon omega-min uitzet in een 8-dimensionaal assenstelsel met op elke as de lading van het quantummechanisch deeltje, en je verbindt alle punten met elkaar, dan krijg je een kubus.</text:span></text:p>
      <text:p text:style-name="P10">12. Sjaak</text:p>
      <text:p text:style-name="P1">Spits van FC Noppuhjagers, je wordt ook wel 'die Blinde' genoemd (zal wel Duits zijn)</text:p>
      <text:p text:style-name="P1">Je bent heel erg bijziend, en zelfs met bril zie je geen fuk</text:p>
      <text:p text:style-name="P1">Attributen: Bril, kruis (optioneel),</text:p>
      <text:p text:style-name="P1">(Je hebt een goudvis)</text:p>
      <text:p text:style-name="P1"/>
      <text:p text:style-name="Standard"><text:span text:style-name="T1">Je ervaart het als een echt Godswonder dat je zo een goede voetballer bent, omdat je niet eens het topje van neus scherp kunt zien. Om zo goed te blijven spelen, bid je voor elke wedstrijd een gebed van een uur lang. Deze keer werd je onder je gebed gestoord, doordat je pasgekochte GSM afging. Het bleek een enquetebureau te zijn en het duurde een kwartier om ze duidelijk te maken dat jij als voetballer niets te maken hebt met het invoeren van de Euro in je bedrijf. Hierdoor duurde je gebed niet meer het volle uur, want je had geen tijd meer om het verloren kwartier in te halen, omdat de wedstrijd al begon.Je denkt dat je hiermee God hebt ontstemt. Normaal laat hij je dan naast het goal schieten (althans, dat hoor je later, want zoals gezegd zie je geen fuk), maar blijkbaar was vandaag de maat vol voor God. Toen je Het Witte Licht waarnam, dacht je dat God Het Laatste Oordeel liet plaatsvinden. Toen ben je met omhooggeheven armen, juichend, rondjes tegen de klok gaan rennen met een diameter van 2.00 meter. Toen je een stem hoorde zeggen dat de wedstrijd voorbij was, ben je gestopt en naar de kleedkamers gegaan. Je hoorde later dat Gullip -de spits van KLOMP- overleden is toen iedereen verblind was van Het Witte Licht. Jij denkt dat God </text:span><text:span text:style-name="T6">jou</text:span><text:span text:style-name="T1"> wilde straffen, omdat je voor de vijfde keer in je leven niet langer dan drie kwartier voor een wedstrijd hebt gebeden. God miste jou met zijn zuiverende straal Wit Licht en raakte Gullip. Blijkbaar heeft God ook een bril. Jij voelt je nu onwijs schuldig voor de dood van Gullip.</text:span></text:p>
      <text:p text:style-name="Standard"><text:span text:style-name="T6">Frickuh en Snoelkuh, supporters van FC Noppuhjagers</text:span><text:span text:style-name="T1">: Je traint elke dag in een speciale prive-fitnesszaal. Meestal is dat in bijzijn van je twee fanatiekste supporters Frickuh en Snoelkuh. In het begin moedigden ze je slechts aan, nu trainen ze mee en is het meer competatief geworden, maar wel leuk. Je vertrouwt die twee zo erg , dat ze een sleutel hebben gekregen van je fitnesszaal, zodat ze altijd kunnen trainen. Je doet elke dag alle oefeningen in de zaal, zoals tegen een grote bokszak aan schoppen en hinkelen op een lopende band tot liggend springtouwen en met de ogen dicht achteruit lopen. De hele week heb je samen met die twee getraind, behalve twee dagen geleden en gisteren. Toen was je lekker aan het trainen en kreeg je ineens zin om sex te hebben met een kortnekgiraf. In het dorp heb je twee kortnekgiraffen: de kortnekgiraf van </text:span><text:span text:style-name="T6">Bello</text:span><text:span text:style-name="T1"> is krap, maar niet diep genoeg, de kortnekgiraf van </text:span><text:span text:style-name="T6">Druijfje</text:span><text:span text:style-name="T1"> is ietsjes wijder, maar dieper. Je had die dag zin in ruimte, dus heb je toen de kortnekgiraf van Druijfje (deze staat op een afgelegen weiland) genomen. Hierna ben je verder gaan trainen. Gisteren heb je weer alleen getraind, maar ben je vroeger gestopt om in het bos in de struikjes te gaan zitten en enge geluiden te maken en zo de wandelaars daar te laten schrikken. </text:span></text:p>
      <text:p text:style-name="Standard"><text:span text:style-name="T6">Bello, supporter van KLOMP en Druijfje, vrouw van Gullip</text:span><text:span text:style-name="T1">: Je houdt van kortnekgiraffen, maar omdat je geen huis hebt met een tuin (je woont in een flat zonder tuin), ben je lid geworden van de KNGC (KortNekGirafClub) om actief bezig te kunnen zijn met deze prachtige beesten. Zowel Druijfje als Bello zijn hiervan ook lid. De KNGC verbroederd, hoewel met Bello, die supporter is van de andere club, er nooit sprake zal zijn van een diepe vriendschap. </text:span></text:p>
      <text:p text:style-name="Standard"><text:span text:style-name="T6">Sjaan, scout van FC KGM (Football Club KunstGrasMat)</text:span><text:span text:style-name="T1">: Je weet dan Sjaan de scout/talentenjager is van FC KGM, de internationale wereldkampioen van de hele Aarde, en je droom is dan ook bij FC KGM te mogen spelen. Maar persoonlijk ken je haar niet.</text:span></text:p>
      <text:p text:style-name="P10">13. Gullip (overleden)</text:p>
      <text:p text:style-name="P1">Je bent precies twee meter lang en bent echt een talent</text:p>
      <text:p text:style-name="P1">Druijfje, vrouw van Gullip: je vrouw, die net als jij lesbisch is, houdt vooral van je winners mentaliteit en dwingt je ook om doping, die je van haar krijgt, in te nemen. </text:p>
      <text:p text:style-name="Standard"><text:span text:style-name="T6">Dokter Oes</text:span><text:span text:style-name="T1">: Tien jaar geleden ben je verhuisd van Friesland naar Noppuh en bent daar direct gaan voetballen. Je was altijd al liever een jongen geweest en tien jaar geleden heb je aan dokter Oes gevraagd of hij jouw borsten kon verkleinen. Dat deed hij, maar chanteerde je ermee om te vertellen dat je eigenlijk een vrouw bent en liet jou bij allerlei verschillende slechte clubs voetballen. Een jaar geleden moest je bij KLOMP gaan van hem. Naast dokter Oes weet niemand in Noppuh van je geheim. Om dit geheim te bewaren, kun je je niet omkleden bij de jongens in de kleedkamer en is je enige transfereis naast minimumloon een eigen omkleedcaravan, waarin je dus je vrouwelijke lichaam kunt verbergen.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Impact" svg:font-family="Impact"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MS Sans Serif" fo:font-size="10pt" fo:language="en" fo:country="US" style:font-name-asian="Times New Roman" style:font-size-asian="10pt" style:font-name-complex="MS Sans Serif"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style:font-name="Lucida Handwriting" fo:font-size="16pt" style:font-size-asian="16pt"/>
    </style:style>
    <style:style style:name="MT1" style:family="text">
      <style:text-properties style:font-name="Impact" fo:font-size="28pt" style:font-size-asian="28pt"/>
    </style:style>
    <style:style style:name="MT2" style:family="text">
      <style:text-properties style:font-name="Impact" fo:font-size="28pt" style:text-underline-style="solid" style:text-underline-width="auto" style:text-underline-color="font-color" style:font-size-asian="28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text:span text:style-name="MT1">CONFIDENTIAL ! FOR YOUR EYES </text:span><text:span text:style-name="MT2">ONLY</text:span><text:span text:style-name="MT1"> !</text:span></text:p>
      </style:header>
      <style:footer>
        <text:p text:style-name="MP1">Levend Cluedo geschreven door Bart Pander en Richèl Bilderbeek ergens begin 200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1</dc:title>
    <meta:initial-creator>BOBO</meta:initial-creator>
    <meta:creation-date>2001-05-14T12:53:00</meta:creation-date>
    <dc:creator>BOBO</dc:creator>
    <dc:date>2001-05-14T12:54:00</dc:date>
    <meta:editing-cycles>3</meta:editing-cycles>
    <meta:editing-duration>PT00H01M00S</meta:editing-duration>
    <meta:document-statistic meta:table-count="0" meta:image-count="0" meta:object-count="0" meta:page-count="13" meta:paragraph-count="192" meta:word-count="11543" meta:character-count="67359"/>
    <meta:generator>OpenOffice.org/3.2$Linux OpenOffice.org_project/320m12$Build-9483</meta:generator>
    <meta:user-defined meta:name="Info 1"/>
    <meta:user-defined meta:name="Info 2"/>
    <meta:user-defined meta:name="Info 3"/>
    <meta:user-defined meta:name="Info 4"/>
  </office:meta>
</office:document-meta>
</file>